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7" style:family="paragraph" style:parent-style-name="Text_20_body" style:list-style-name="L4">
      <style:text-properties style:text-line-through-style="solid" style:text-line-through-type="single" officeooo:rsid="0024b0bb" officeooo:paragraph-rsid="0024b0bb"/>
    </style:style>
    <style:style style:name="P28" style:family="paragraph" style:parent-style-name="Text_20_body" style:list-style-name="L4">
      <style:text-properties officeooo:rsid="001f7248" officeooo:paragraph-rsid="001f7248"/>
    </style:style>
    <style:style style:name="P29" style:family="paragraph" style:parent-style-name="Text_20_body" style:list-style-name="L4">
      <style:text-properties officeooo:rsid="001f7248" officeooo:paragraph-rsid="0036b8b0"/>
    </style:style>
    <style:style style:name="P30" style:family="paragraph" style:parent-style-name="Text_20_body" style:list-style-name="L4">
      <style:text-properties officeooo:rsid="001f9acc" officeooo:paragraph-rsid="0037bf3e"/>
    </style:style>
    <style:style style:name="P31" style:family="paragraph" style:parent-style-name="Text_20_body" style:list-style-name="L4">
      <style:text-properties officeooo:rsid="003a0d69" officeooo:paragraph-rsid="003a0d69"/>
    </style:style>
    <style:style style:name="P32" style:family="paragraph" style:parent-style-name="Text_20_body" style:list-style-name="L4">
      <style:text-properties officeooo:rsid="003b3df5" officeooo:paragraph-rsid="003b3df5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6">Title screen</text:p>
        </text:list-item>
        <text:list-item>
          <text:p text:style-name="P27">Fix bug where 1-tile mining site doesn’t work</text:p>
        </text:list-item>
        <text:list-item>
          <text:p text:style-name="P31">Create final ingame GUI</text:p>
        </text:list-item>
        <text:list-item>
          <text:p text:style-name="P32">Add in “can’t do that” sound effect</text:p>
        </text:list-item>
        <text:list-item>
          <text:p text:style-name="P29">Better AI</text:p>
        </text:list-item>
        <text:list-item>
          <text:p text:style-name="P28"><text:soft-page-break/>Music</text:p>
        </text:list-item>
        <text:list-item>
          <text:p text:style-name="P30">Game setup, different difficulty level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21:58:06.057000000</dc:date>
    <meta:editing-duration>PT12H27M55S</meta:editing-duration>
    <meta:editing-cycles>39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60" meta:word-count="607" meta:character-count="3179" meta:non-whitespace-character-count="2682"/>
  </office:meta>
</office:document-meta>
</file>